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eefa" officeooo:paragraph-rsid="0008eefa"/>
    </style:style>
    <style:style style:name="P2" style:family="paragraph" style:parent-style-name="Standard" style:list-style-name="L4">
      <style:text-properties officeooo:rsid="0008eefa" officeooo:paragraph-rsid="0008eefa"/>
    </style:style>
    <style:style style:name="P3" style:family="paragraph" style:parent-style-name="Standard" style:list-style-name="L6">
      <style:text-properties officeooo:rsid="0008eefa" officeooo:paragraph-rsid="0008eefa"/>
    </style:style>
    <style:style style:name="P4" style:family="paragraph" style:parent-style-name="Standard">
      <style:text-properties officeooo:paragraph-rsid="0008eefa"/>
    </style:style>
    <style:style style:name="P5" style:family="paragraph" style:parent-style-name="Standard">
      <style:text-properties officeooo:rsid="000cec30" officeooo:paragraph-rsid="000cec30"/>
    </style:style>
    <style:style style:name="P6" style:family="paragraph" style:parent-style-name="Standard" style:list-style-name="L1">
      <style:text-properties officeooo:paragraph-rsid="000cec30"/>
    </style:style>
    <style:style style:name="P7" style:family="paragraph" style:parent-style-name="Standard" style:list-style-name="L2">
      <style:text-properties officeooo:rsid="000e7367" officeooo:paragraph-rsid="000e7367"/>
    </style:style>
    <style:style style:name="P8" style:family="paragraph" style:parent-style-name="Standard" style:list-style-name="L3">
      <style:text-properties officeooo:rsid="000e74c3" officeooo:paragraph-rsid="000e74c3"/>
    </style:style>
    <style:style style:name="P9" style:family="paragraph" style:parent-style-name="Standard" style:list-style-name="L3">
      <style:text-properties officeooo:rsid="000ef56c" officeooo:paragraph-rsid="000ef56c"/>
    </style:style>
    <style:style style:name="P10" style:family="paragraph" style:parent-style-name="Standard" style:list-style-name="L2">
      <style:text-properties officeooo:rsid="001214b1" officeooo:paragraph-rsid="001214b1"/>
    </style:style>
    <style:style style:name="P11" style:family="paragraph" style:parent-style-name="Standard" style:list-style-name="L2">
      <style:text-properties officeooo:rsid="001214b1" officeooo:paragraph-rsid="001857c5"/>
    </style:style>
    <style:style style:name="P12" style:family="paragraph" style:parent-style-name="Standard" style:list-style-name="L4">
      <style:text-properties officeooo:rsid="00145f66" officeooo:paragraph-rsid="00145f66"/>
    </style:style>
    <style:style style:name="P13" style:family="paragraph" style:parent-style-name="Standard" style:list-style-name="L4">
      <style:text-properties officeooo:rsid="0015900e" officeooo:paragraph-rsid="0015900e"/>
    </style:style>
    <style:style style:name="P14" style:family="paragraph" style:parent-style-name="Standard" style:list-style-name="L5">
      <style:text-properties officeooo:rsid="0019b210" officeooo:paragraph-rsid="0019b210"/>
    </style:style>
    <style:style style:name="P15" style:family="paragraph" style:parent-style-name="Standard" style:list-style-name="L5">
      <style:text-properties officeooo:rsid="001a4b56" officeooo:paragraph-rsid="001a4b56"/>
    </style:style>
    <style:style style:name="P16" style:family="paragraph" style:parent-style-name="Standard" style:list-style-name="L6">
      <style:text-properties officeooo:rsid="001bfc32" officeooo:paragraph-rsid="001bfc32"/>
    </style:style>
    <style:style style:name="P17" style:family="paragraph" style:parent-style-name="Standard">
      <style:text-properties officeooo:paragraph-rsid="000cec30"/>
    </style:style>
    <style:style style:name="T1" style:family="text">
      <style:text-properties officeooo:rsid="0008eefa"/>
    </style:style>
    <style:style style:name="T2" style:family="text">
      <style:text-properties officeooo:rsid="000ab241"/>
    </style:style>
    <style:style style:name="T3" style:family="text">
      <style:text-properties officeooo:rsid="000be655"/>
    </style:style>
    <style:style style:name="T4" style:family="text">
      <style:text-properties fo:font-style="italic" officeooo:rsid="000be655" style:font-style-asian="italic" style:font-style-complex="italic"/>
    </style:style>
    <style:style style:name="T5" style:family="text">
      <style:text-properties fo:font-style="italic" officeooo:rsid="000cec30" style:font-style-asian="italic" style:font-style-complex="italic"/>
    </style:style>
    <style:style style:name="T6" style:family="text">
      <style:text-properties officeooo:rsid="000cec30"/>
    </style:style>
    <style:style style:name="T7" style:family="text">
      <style:text-properties officeooo:rsid="000f4217"/>
    </style:style>
    <style:style style:name="T8" style:family="text">
      <style:text-properties officeooo:rsid="0013d1b6"/>
    </style:style>
    <style:style style:name="T9" style:family="text">
      <style:text-properties officeooo:rsid="0019b210"/>
    </style:style>
    <style:style style:name="T10" style:family="text">
      <style:text-properties officeooo:rsid="001a4b56"/>
    </style:style>
    <style:style style:name="T11" style:family="text">
      <style:text-properties officeooo:rsid="001bfc32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ysikalische Kraft:</text:p>
      <text:p text:style-name="P1"/>
      <text:p text:style-name="P4"><text:span text:style-name="T1">Def: </text:span><text:span text:style-name="T3">B</text:span><text:span text:style-name="T2">egriff in der</text:span><text:span text:style-name="T1"> </text:span><text:span text:style-name="T2">Physik unter dem eine </text:span>Einwirkung auf einen Körper, die ihn beschleunigt <text:span text:style-name="T3">(</text:span>das heißt seine Geschwindigkeit vergrößert oder verringert oder deren Richtung ändert<text:span text:style-name="T3">)</text:span> oder die ihn verformt, <text:span text:style-name="T2">beschrieben.</text:span></text:p>
      <text:p text:style-name="P1"/>
      <text:p text:style-name="P1">Formelzeichen: <text:span text:style-name="T4">F </text:span><text:span text:style-name="T5">(aus dem englischen: force)</text:span><text:span text:style-name="T4">, K </text:span><text:span text:style-name="T5">(nach dem deutschen: Kraft)</text:span></text:p>
      <text:p text:style-name="P1"/>
      <text:p text:style-name="P1">Einheit: <text:span text:style-name="T6">Newton (nach Isaac Newton)</text:span></text:p>
      <text:p text:style-name="P1"/>
      <text:p text:style-name="P1">Bedeutung vektorieller Größe:</text:p>
      <text:list xml:id="list2183743590" text:style-name="L3">
        <text:list-item>
          <text:p text:style-name="P8">zwei Kräfte, gleicher Punkt, entgegengesetzte Richtung</text:p>
          <text:list>
            <text:list-item>
              <text:p text:style-name="P8">heben sich auf (Kräftegleichgewicht)</text:p>
            </text:list-item>
          </text:list>
        </text:list-item>
        <text:list-item>
          <text:p text:style-name="P9">andererseits:</text:p>
          <text:list>
            <text:list-item>
              <text:p text:style-name="P9">resultierende Kraft <text:span text:style-name="T7">(kann mit Kräfteparallelogramm ermittelt werden)</text:span></text:p>
            </text:list-item>
          </text:list>
        </text:list-item>
      </text:list>
      <text:p text:style-name="P1"/>
      <text:p text:style-name="P1">Arten von Kraft:</text:p>
      <text:list xml:id="list1821272950" text:style-name="L2">
        <text:list-item>
          <text:p text:style-name="P7">Reibungskraft (Reibung zwischen zwei Oberflächen)</text:p>
        </text:list-item>
        <text:list-item>
          <text:p text:style-name="P7">Zentripetalkraft (Kraft, die einen Körper auf einer Kreisbahn nach innen zieht)</text:p>
        </text:list-item>
        <text:list-item>
          <text:p text:style-name="P7">Gewichtskraft</text:p>
        </text:list-item>
        <text:list-item>
          <text:p text:style-name="P10">Corioliskraft</text:p>
        </text:list-item>
        <text:list-item>
          <text:p text:style-name="P11">Coulombkraft</text:p>
        </text:list-item>
        <text:list-item>
          <text:p text:style-name="P10">Lorentzkraft</text:p>
        </text:list-item>
      </text:list>
      <text:p text:style-name="P1"/>
      <text:p text:style-name="P1">Messen von Kräften:</text:p>
      <text:list xml:id="list2052040293" text:style-name="L4">
        <text:list-item>
          <text:p text:style-name="P2">Weg-Zeit-Messung <text:span text:style-name="T8">(bei gleichmäßiger Beschleunigung)</text:span></text:p>
        </text:list-item>
        <text:list-item>
          <text:p text:style-name="P12">Beobachten der Verformung eines Körpers (Federkraftmesser)</text:p>
        </text:list-item>
        <text:list-item>
          <text:p text:style-name="P13">Hebelgesetz (Waage)</text:p>
        </text:list-item>
      </text:list>
      <text:p text:style-name="P1"/>
      <text:p text:style-name="P1"/>
      <text:p text:style-name="P1">Isaac Newton:</text:p>
      <text:p text:style-name="P1"><text:span text:style-name="T9">L</text:span>eben:</text:p>
      <text:list xml:id="list4141840013" text:style-name="L5">
        <text:list-item>
          <text:p text:style-name="P14">25. Dezember 1642 – <text:span text:style-name="T10">20. März 1726</text:span></text:p>
        </text:list-item>
        <text:list-item>
          <text:p text:style-name="P15">englischer Physiker, Astronom und Mathematiker an der Universität Cambridge</text:p>
        </text:list-item>
        <text:list-item>
          <text:p text:style-name="P15">Leiter der „Royal Mint“ (Münzprägeanstalt UK)</text:p>
        </text:list-item>
      </text:list>
      <text:p text:style-name="P1"/>
      <text:p text:style-name="P1">3 Gesetze: (1Bsp.)</text:p>
      <text:list xml:id="list2515717430" text:style-name="L6">
        <text:list-item>
          <text:p text:style-name="P3">Ein kräftefreier Körper bleibt in Ruhe oder bewegt sich geradlinig mit konstanter Geschwindigkeit. </text:p>
        </text:list-item>
        <text:list-item>
          <text:p text:style-name="P3"><text:span text:style-name="T11">Kraft gleich Masse mal Beschleunigung</text:span> </text:p>
        </text:list-item>
        <text:list-item>
          <text:p text:style-name="P16">Kraft gleich Gegenkraft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5">Quellen:</text:p>
      <text:list xml:id="list289453921" text:style-name="L1">
        <text:list-item>
          <text:p text:style-name="P6"><text:a xlink:type="simple" xlink:href="https://de.wikipedia.org/wiki/Kraft" text:style-name="Internet_20_link" text:visited-style-name="Visited_20_Internet_20_Link"><text:span text:style-name="T6">https://de.wikipedia.org/wiki/Kraft</text:span></text:a></text:p>
        </text:list-item>
        <text:list-item>
          <text:p text:style-name="P6"><text:a xlink:type="simple" xlink:href="https://de.wikipedia.org/wiki/Isaac_Newton" text:style-name="Internet_20_link" text:visited-style-name="Visited_20_Internet_20_Link">https://de.wikipedia.org/wiki/Isaac_Newton</text:a></text:p>
        </text:list-item>
        <text:list-item>
          <text:p text:style-name="P6"><text:a xlink:type="simple" xlink:href="https://de.wikipedia.org/wiki/Newtonsche_Gesetze" text:style-name="Internet_20_link" text:visited-style-name="Visited_20_Internet_20_Link">https://de.wikipedia.org/wiki/Newtonsche_Gesetze</text:a></text:p>
        </text:list-item>
      </text:list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1T12:47:54.764000000</meta:creation-date>
    <dc:date>2022-03-11T17:24:16.781000000</dc:date>
    <meta:editing-duration>PT59M34S</meta:editing-duration>
    <meta:editing-cycles>4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33" meta:word-count="182" meta:character-count="1391" meta:non-whitespace-character-count="1261"/>
  </office:meta>
</office:document-meta>
</file>